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/>
    </style:style>
    <style:style style:name="P2" style:family="paragraph" style:parent-style-name="Standard">
      <style:text-properties style:font-name="Cambria" fo:font-weight="bold" style:font-weight-asian="bold" style:font-weight-complex="bold"/>
    </style:style>
    <style:style style:name="P3" style:family="paragraph" style:parent-style-name="Standard">
      <style:text-properties style:font-name="Cambria"/>
    </style:style>
    <style:style style:name="P4" style:family="paragraph" style:parent-style-name="Standard" style:list-style-name="L1">
      <style:text-properties style:font-name="Cambria"/>
    </style:style>
    <style:style style:name="P5" style:family="paragraph" style:parent-style-name="Standard" style:list-style-name="L2">
      <style:text-properties style:font-name="Cambria"/>
    </style:style>
    <style:style style:name="P6" style:family="paragraph" style:parent-style-name="Standard" style:list-style-name="L4">
      <style:text-properties style:font-name="Cambria"/>
    </style:style>
    <style:style style:name="P7" style:family="paragraph" style:parent-style-name="Standard" style:list-style-name="L5">
      <style:text-properties style:font-name="Cambria"/>
    </style:style>
    <style:style style:name="P8" style:family="paragraph" style:parent-style-name="Standard" style:list-style-name="L6">
      <style:text-properties style:font-name="Cambria"/>
    </style:style>
    <style:style style:name="P9" style:family="paragraph" style:parent-style-name="Standard" style:list-style-name="L7">
      <style:text-properties style:font-name="Cambria"/>
    </style:style>
    <style:style style:name="P10" style:family="paragraph" style:parent-style-name="Standard" style:list-style-name="L9">
      <style:text-properties style:font-name="Cambria"/>
    </style:style>
    <style:style style:name="P11" style:family="paragraph" style:parent-style-name="Standard" style:list-style-name="L10">
      <style:text-properties style:font-name="Cambria"/>
    </style:style>
    <style:style style:name="P12" style:family="paragraph" style:parent-style-name="Standard" style:list-style-name="L11">
      <style:text-properties style:font-name="Cambria"/>
    </style:style>
    <style:style style:name="P13" style:family="paragraph" style:parent-style-name="Standard" style:list-style-name="L12">
      <style:text-properties style:font-name="Cambria"/>
    </style:style>
    <style:style style:name="P14" style:family="paragraph" style:parent-style-name="Standard" style:list-style-name="L13">
      <style:text-properties style:font-name="Cambria"/>
    </style:style>
    <style:style style:name="P15" style:family="paragraph" style:parent-style-name="Standard">
      <style:text-properties style:font-name="Cambria" fo:font-weight="bold" style:font-weight-asian="bold" style:font-weight-complex="bold"/>
    </style:style>
    <style:style style:name="P16" style:family="paragraph" style:parent-style-name="Standard" style:list-style-name="L14">
      <style:text-properties style:font-name="Cambria"/>
    </style:style>
    <style:style style:name="P17" style:family="paragraph" style:parent-style-name="Standard" style:list-style-name="L15">
      <style:text-properties style:font-name="Cambria"/>
    </style:style>
    <style:style style:name="P18" style:family="paragraph" style:parent-style-name="Standard" style:list-style-name="L17">
      <style:text-properties style:font-name="Cambria"/>
    </style:style>
    <style:style style:name="P19" style:family="paragraph" style:parent-style-name="Standard" style:list-style-name="L3"/>
    <style:style style:name="P20" style:family="paragraph" style:parent-style-name="Standard" style:list-style-name="L8"/>
    <style:style style:name="P21" style:family="paragraph" style:parent-style-name="Standard" style:list-style-name="L16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mbria"/>
    </style:style>
    <style:style style:name="T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M</text:p>
      <text:list xml:id="list6020535837176473666" text:style-name="L1">
        <text:list-item>
          <text:p text:style-name="P4"><text:span text:style-name="T1">Issue</text:span>:</text:p>
        </text:list-item>
      </text:list>
      <text:list xml:id="list8602117684313529866" text:style-name="L2">
        <text:list-item>
          <text:p text:style-name="P5">Field was not visible when fetching value for example “ownerid” of “jkmoving_moves” entity.</text:p>
        </text:list-item>
      </text:list>
      <text:list xml:id="list40224853" text:continue-list="list6020535837176473666" text:style-name="L1">
        <text:list-item>
          <text:p text:style-name="P4"><text:span text:style-name="T1">Analysis</text:span>:</text:p>
        </text:list-item>
      </text:list>
      <text:list xml:id="list2517344040859691725" text:style-name="L3">
        <text:list-item>
          <text:p text:style-name="P19">On a basic analysis we found that issue occured due to “ownerid” field was of different type but was not able to found that how to resolve it.</text:p>
        </text:list-item>
      </text:list>
      <text:list xml:id="list40205103" text:continue-list="list40224853" text:style-name="L1">
        <text:list-item>
          <text:p text:style-name="P4"><text:span text:style-name="T1">Solution</text:span>:</text:p>
        </text:list-item>
      </text:list>
      <text:list xml:id="list2597706595425990750" text:style-name="L4">
        <text:list-item>
          <text:p text:style-name="P6">As mentioned in below link, it is a type of “lookup” field which is supposed to be handeled separately.</text:p>
        </text:list-item>
      </text:list>
      <text:list xml:id="list40227471" text:continue-list="list40205103" text:style-name="L1">
        <text:list-item>
          <text:list>
            <text:list-header>
              <text:p text:style-name="P4"><text:a xlink:type="simple" xlink:href="https://docs.microsoft.com/en-us/aspnet/web-api/overview/odata-support-in-aspnet-web-api/using-select-expand-and-value" text:style-name="Internet_20_link" text:visited-style-name="Visited_20_Internet_20_Link">https://docs.microsoft.com/en-us/aspnet/web-api/overview/odata-support-in-aspnet-web-api/using-select-expand-and-value</text:a></text:p>
            </text:list-header>
          </text:list>
        </text:list-item>
      </text:list>
      <text:list xml:id="list4020982136950278504" text:style-name="L5">
        <text:list-item>
          <text:p text:style-name="P7">So, we can add $expand='ownerid' in CRM's REST Web API query and it will provide the required output. Although, in case to read the details of that field we need to handle it separately.</text:p>
        </text:list-item>
      </text:list>
      <text:p text:style-name="P2">CRM</text:p>
      <text:list xml:id="list40203794" text:continue-list="list40227471" text:style-name="L1">
        <text:list-item text:start-value="1">
          <text:p text:style-name="P4"><text:span text:style-name="T1">Issue</text:span>:</text:p>
        </text:list-item>
      </text:list>
      <text:list xml:id="list3825354025663438029" text:style-name="L6">
        <text:list-item>
          <text:p text:style-name="P8">Unable to insert a record of DateTime type</text:p>
        </text:list-item>
      </text:list>
      <text:list xml:id="list3314153805670072847" text:style-name="L7">
        <text:list-item>
          <text:p text:style-name="P9"><text:span text:style-name="T1">Analysis</text:span>:</text:p>
        </text:list-item>
      </text:list>
      <text:list xml:id="list2889168755867596834" text:style-name="L8">
        <text:list-item>
          <text:p text:style-name="P20"><text:span text:style-name="T2">We have found below link while analysis: </text:span><text:a xlink:type="simple" xlink:href="http://dynamicscrmcoe.com/behaviors-date-time-fields-few-concerns/" text:style-name="Internet_20_link" text:visited-style-name="Visited_20_Internet_20_Link"><text:span text:style-name="T2">Behaviors of Date Time Fields: Few Concerns</text:span></text:a></text:p>
        </text:list-item>
      </text:list>
      <text:list xml:id="list40231513" text:continue-list="list3314153805670072847" text:style-name="L7">
        <text:list-item>
          <text:p text:style-name="P9"><text:span text:style-name="T1">Solution</text:span>:</text:p>
        </text:list-item>
      </text:list>
      <text:list xml:id="list7197513407597599728" text:style-name="L9">
        <text:list-item>
          <text:p text:style-name="P10">As per our analysis, we observed that CRM supports UTC date time format: “yyyy-MM-ddTHH:mm:ss.fffZ”.</text:p>
        </text:list-item>
      </text:list>
      <text:p text:style-name="P1"/>
      <text:p text:style-name="P2">C#</text:p>
      <text:list xml:id="list1472439567750653917" text:style-name="L10">
        <text:list-item>
          <text:p text:style-name="P11"><text:span text:style-name="T1">Issue</text:span>:</text:p>
        </text:list-item>
      </text:list>
      <text:list xml:id="list8439257074121133199" text:style-name="L11">
        <text:list-item>
          <text:p text:style-name="P12">While testing we faced that there are some problems in Date conversion while converting the date formats.</text:p>
        </text:list-item>
      </text:list>
      <text:list xml:id="list40230415" text:continue-list="list1472439567750653917" text:style-name="L10">
        <text:list-item>
          <text:p text:style-name="P11"><text:span text:style-name="T1">Analysis</text:span>:</text:p>
        </text:list-item>
      </text:list>
      <text:list xml:id="list2317714733191858131" text:style-name="L12">
        <text:list-item>
          <text:p text:style-name="P13">In our initial analysis we found that there are some possible scenarios that we have to jandle in our application with different date formats.</text:p>
        </text:list-item>
      </text:list>
      <text:list xml:id="list40213116" text:continue-list="list40230415" text:style-name="L10">
        <text:list-item>
          <text:p text:style-name="P11"><text:span text:style-name="T1">Solution</text:span>:</text:p>
        </text:list-item>
      </text:list>
      <text:list xml:id="list3387969618886682373" text:style-name="L13">
        <text:list-item>
          <text:p text:style-name="P14">As it's solution, we added a new generic methods to convert Any date format to UTC date format and also converting other formats into “MM-dd-yyyy” format.</text:p>
        </text:list-item>
      </text:list>
      <text:p text:style-name="P1"/>
      <text:p text:style-name="P2">CRM</text:p>
      <text:list xml:id="list40223478" text:continue-list="list40203794" text:style-name="L1">
        <text:list-item text:start-value="1">
          <text:p text:style-name="P4"><text:span text:style-name="T1">Issue</text:span>:</text:p>
        </text:list-item>
      </text:list>
      <text:list xml:id="list5430629763045187903" text:style-name="L14">
        <text:list-item>
          <text:p text:style-name="P16">Unable to insert a record having field type as 'Currency' and of <text:s/>lookup field of GUID, foreign key pointing to the another Entity. <text:s/></text:p>
        </text:list-item>
      </text:list>
      <text:list xml:id="list3899300992596791624" text:style-name="L15">
        <text:list-item>
          <text:p text:style-name="P17"><text:span text:style-name="T1">Analysis</text:span>:</text:p>
        </text:list-item>
      </text:list>
      <text:list xml:id="list5248838065586517951" text:style-name="L16">
        <text:list-item>
          <text:p text:style-name="P21"><text:span text:style-name="T2">On basic analysis we have found that there are certain fields which cannot be inserted directly in the MS-CRM.</text:span></text:p>
        </text:list-item>
      </text:list>
      <text:list xml:id="list40217342" text:continue-list="list3899300992596791624" text:style-name="L15">
        <text:list-item>
          <text:p text:style-name="P17"><text:span text:style-name="T1">Solution</text:span>:</text:p>
        </text:list-item>
      </text:list>
      <text:list xml:id="list2245761206010133720" text:style-name="L17">
        <text:list-item>
          <text:p text:style-name="P18">For currency field we do not need to add it as a string and it will be inserted as a number only.</text:p>
        </text:list-item>
        <text:list-item>
          <text:p text:style-name="P18">For GUID field (a foreign key to another entity's primary key) it should be:</text:p>
          <text:list>
            <text:list-item>
              <text:p text:style-name="P18"><text:span text:style-name="T3">("onerivet_contactid@odata.bind"</text:span><text:span text:style-name="T4">, </text:span><text:span text:style-name="T3">"/contacts(GUID)")</text:span></text:p>
            </text:list-item>
            <text:list-item>
              <text:p text:style-name="P18"><text:span text:style-name="T3">("onerivet_MoveID@odata.bind"</text:span><text:span text:style-name="T4">, </text:span><text:span text:style-name="T3">"/jkmoving_moves(GUID)"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1-30T20:02:29.59</dc:date>
    <meta:editing-duration>PT1H1M42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1" meta:paragraph-count="33" meta:word-count="324" meta:character-count="1937"/>
  </office:meta>
</office:document-meta>
</file>